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1a1a1a" style:font-name="Monospace" fo:font-size="10pt" style:text-underline-style="none" style:font-name-asian="Monospace" style:font-size-asian="10pt" style:font-name-complex="Monospace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约定</text:h>
      <text:p text:style-name="Standard"/>
      <text:p text:style-name="Standard"/>
      <text:h text:style-name="Heading_20_2" text:outline-level="2">- 文档约定</text:h>
      <text:p text:style-name="Standard">* 文档类型包括txt文件,doc(odt)文档,图片</text:p>
      <text:p text:style-name="Standard">* 文档项若包含子项,则该项前添加'-',并添加1空格</text:p>
      <text:p text:style-name="Standard">* 二级以上子项前使用tab缩进</text:p>
      <text:p text:style-name="Standard">* 子项前添加'*',并添加1空格;若不表示次序,不使用数字,若级数大于2,则最后一级子项前允许不添加'*'及空格</text:p>
      <text:p text:style-name="Standard">* 文档中各标题及子项间隔2行</text:p>
      <text:p text:style-name="Standard">* 文档中的行不允许以空格或tab结束</text:p>
      <text:p text:style-name="Standard"/>
      <text:p text:style-name="Standard"/>
      <text:h text:style-name="Heading_20_2" text:outline-level="2">- 代码约定</text:h>
      <text:p text:style-name="Standard">* 类名前缀: 'CB'</text:p>
      <text:p text:style-name="Standard">* 类成员前加'm',成员名首字母大写,如mMemberValue</text:p>
      <text:p text:style-name="Standard">* 类成员在类外只允许通过get,set函数进行读取和设定</text:p>
      <text:p text:style-name="Standard">* 类方法首字母小写,其余单词首字母大写;单词前以下划线'_'分隔,具有相同意义的常量第一个单词相同</text:p>
      <text:p text:style-name="Standard">* 类中的常量成员全部字母大写</text:p>
      <text:p text:style-name="Standard">* 函数参数首字母小写,其余首字母大写, 函数后起始大括号与参数列表间隔一空格,结束大括号独占一行.如<text:span text:style-name="T1">void </text:span><text:span text:style-name="T2">onCreate(Bundle </text:span><text:span text:style-name="T3">savedInstanceState</text:span><text:span text:style-name="T2">) {</text:span></text:p>
      <text:p text:style-name="P1">}</text:p>
      <text:p text:style-name="Standard">* 代码缩进单位为tab</text:p>
      <text:p text:style-name="Standard">* if,while等关键字与条件间隔一空格, 大括号参照函数形式;若条件多于2个,需要折行为每行一个</text:p>
      <text:p text:style-name="Standard">* 接口类前缀: 'CBIF'</text:p>
      <text:p text:style-name="Standard">* 代码注释只接受'/**...*/'</text:p>
      <text:p text:style-name="Standard">* 代码注释不接受_非_英文</text:p>
      <text:p text:style-name="Standard">* 代码行不允以空格或tab结束</text:p>
      <text:p text:style-name="Standard"/>
      <text:p text:style-name="Standard"/>
      <text:h text:style-name="Heading_20_2" text:outline-level="2">- 代码版本管理约定</text:h>
      <text:p text:style-name="Standard">* 代码使用git进行管理</text:p>
      <text:p text:style-name="Standard">* 提交标题不接受_非_英文</text:p>
      <text:p text:style-name="Standard">* 提交标题下一行开始为提交内容,可使用中,英文(utf-8)</text:p>
      <text:p text:style-name="Standard">- 提交内容只能以如下文字开头:</text:p>
      <text:p text:style-name="Standard"><text:tab/>* 'added:' 有新文件添加</text:p>
      <text:p text:style-name="Standard"><text:tab/>* 'modified:' 文件被修改</text:p>
      <text:p text:style-name="Standard"><text:soft-page-break/><text:tab/>* 'removed:' 文件被删除</text:p>
      <text:p text:style-name="Standard">* 将需要提交的patch以附件形式发送到raiden.<text:a xlink:type="simple" xlink:href="mailto:ht@gmail.com">ht@gmail.com</text:a>,邮件标题为'CB 提交'</text:p>
      <text:p text:style-name="Standard">* patch需要添加提交者的签名和邮箱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20:38:24</meta:creation-date>
    <dc:date>2012-03-15T23:26:09</dc:date>
    <meta:editing-duration>PT1H25M59S</meta:editing-duration>
    <meta:editing-cycles>41</meta:editing-cycles>
    <meta:generator>LibreOffice/3.5$Linux_x86 LibreOffice_project/350m1$Build-13</meta:generator>
    <meta:document-statistic meta:table-count="0" meta:image-count="0" meta:object-count="0" meta:page-count="2" meta:paragraph-count="32" meta:word-count="244" meta:character-count="749" meta:non-whitespace-character-count="872"/>
  </office:meta>
</office:document-meta>
</file>